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officeooo:rsid="0010a5b9" officeooo:paragraph-rsid="0010a5b9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rsid="0010a5b9" officeooo:paragraph-rsid="0010a5b9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d40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d407" style:font-style-asian="normal" style:font-style-complex="normal"/>
    </style:style>
    <style:style style:name="T6" style:family="text">
      <style:text-properties fo:font-style="normal" officeooo:rsid="0012f5b3" style:font-style-asian="normal" style:font-style-complex="normal"/>
    </style:style>
    <style:style style:name="T7" style:family="text">
      <style:text-properties fo:font-style="normal" officeooo:rsid="0013bc04" style:font-style-asian="normal" style:font-style-complex="normal"/>
    </style:style>
    <style:style style:name="T8" style:family="text">
      <style:text-properties officeooo:rsid="00116103"/>
    </style:style>
    <style:style style:name="T9" style:family="text">
      <style:text-properties officeooo:rsid="0012f5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Scénario 1 :</text:span> <text:span text:style-name="T2">Thierry 35 ans – Amateur de vins</text:span></text:p>
      <text:p text:style-name="P2"/>
      <text:p text:style-name="P2">Thierry souhaite acheter 1 bon vin a faire decouvrir à ses proches lorsque ils viendront manger <text:span text:style-name="T8">la semaine prochaine</text:span>. <text:span text:style-name="T9">Un soir de semaine en rentrant il décide</text:span> donc de se rendre sur notre site web afin de trouver la bonne bouteille. Pour cela il parcou<text:span text:style-name="T3">rt</text:span> différentes options. <text:span text:style-name="T3">Il filtre ensuite certains choix afin de trouver plus facilement ce qu’il cherche,</text:span> en effet il souhaite un rouge qui accompagne bien de la viande rouge car c’est ce qu’il a choisi de cuisiner. Une fois le vin sélectioné il <text:span text:style-name="T3">regarde</text:span> le détail de celui ci afin de se rendre mieux compte si le vin correspondra au repas. Une fois son choix fait il commande le produit <text:span text:style-name="T3">sans se connecter, simplement en remplissant un formulaire avec son nom, prénom, adresse mail et adresse postale</text:span>.</text:p>
      <text:p text:style-name="P2"/>
      <text:p text:style-name="P2"><text:span text:style-name="T1">Scénario 2:</text:span> <text:span text:style-name="T2">Stéphanie 25 ans - Débutante </text:span></text:p>
      <text:p text:style-name="P1"/>
      <text:p text:style-name="P2"><text:span text:style-name="T4">Stéphanie aimerai découvrir quelques vins a présenter a ses proches mais ne connaissant que peu le vin souhaite pouvoir etre conseillé et avoir certaines informations facilement accessible pour ses connaissances. </text:span><text:span text:style-name="T5">Elle decide donc d’acheter une dizaine de bouteille en ligne </text:span><text:span text:style-name="T6">afin d’avoir du choix</text:span><text:span text:style-name="T5">. </text:span><text:span text:style-name="T6">Pour prendre le temps de bien choisir elle décide de s’accorder quelques temps </text:span><text:span text:style-name="T7">sur ce pc </text:span><text:span text:style-name="T6">pour fouiller le site et trouver ce qui lui correspond. </text:span><text:span text:style-name="T5"><text:s/>Elle va tout d’abord chercher des recommandations avant d’affiner sa recherche par type de vins, rouge, blanc, rosé… Elle decide de prendre 2 bouteilles </text:span><text:span text:style-name="T6">de </text:span><text:span text:style-name="T5">chaque en se r</text:span><text:span text:style-name="T6">é</text:span><text:span text:style-name="T5">f</text:span><text:span text:style-name="T6">é</text:span><text:span text:style-name="T5">rant aux recommandations et 1 bouteille un peu plus cher trouvé dans les promotions. Elle crée ensuite un compte avant de commander afin de pouvoir recommander facilement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4" meta:word-count="272" meta:character-count="1628" meta:non-whitespace-character-count="1354"/>
  </office:meta>
</office:document-meta>
</file>